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8bb9" officeooo:paragraph-rsid="000a8b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mpl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2T14:13:52.082000000</meta:creation-date>
    <dc:date>2025-03-22T14:14:24.756000000</dc:date>
    <meta:editing-duration>PT35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7.6.1.2$Windows_X86_64 LibreOffice_project/f5defcebd022c5bc36bbb79be232cb6926d8f674</meta:generator>
  </office:meta>
</office:document-meta>
</file>